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6000006402E1F68A4B11E9C29.png" manifest:media-type="image/png"/>
  <manifest:file-entry manifest:full-path="Pictures/100000000000038600000640BFE9C83C2EA0804E.png" manifest:media-type="image/png"/>
  <manifest:file-entry manifest:full-path="Pictures/100000000000038600000640184F7774ECA853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38cm, 0cm, 2.574cm, -0.0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42cm, 0cm, 15.7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7.014cm, 0cm, 0.97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96cm, 0cm, 10.47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tge1" text:anchor-type="paragraph" svg:x="-0.261cm" svg:y="0.441cm" svg:width="17.6cm" svg:height="24.326cm" draw:z-index="0"><draw:image xlink:href="Pictures/1000000000000386000006402E1F68A4B11E9C29.png" xlink:type="simple" xlink:show="embed" xlink:actuate="onLoad"/></draw:frame></text:p>
      <text:p text:style-name="Standard"><draw:frame draw:style-name="fr2" draw:name="Imatge2" text:anchor-type="paragraph" svg:x="0.111cm" svg:y="0.372cm" svg:width="16.972cm" svg:height="8.834cm" draw:z-index="1"><draw:image xlink:href="Pictures/100000000000038600000640184F7774ECA85352.png" xlink:type="simple" xlink:show="embed" xlink:actuate="onLoad"/></draw:frame><draw:frame draw:style-name="fr3" draw:name="Imatge3" text:anchor-type="paragraph" svg:x="0.169cm" svg:y="9.204cm" svg:width="16.972cm" svg:height="10.913cm" draw:z-index="2"><draw:image xlink:href="Pictures/100000000000038600000640184F7774ECA8535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tge4" text:anchor-type="paragraph" svg:width="15.91cm" svg:height="14.788cm" draw:z-index="3"><draw:image xlink:href="Pictures/100000000000038600000640BFE9C83C2EA0804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3:12:51.043000000</meta:creation-date>
    <dc:date>2017-11-11T13:16:47.093000000</dc:date>
    <meta:editing-duration>PT3M57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5.4.0.3$Windows_x86 LibreOffice_project/7556cbc6811c9d992f4064ab9287069087d7f62c</meta:generator>
  </office:meta>
</office:document-meta>
</file>